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4.14pt" svg:height="323.04pt" svg:x="543.2pt" svg:y="82.06pt">
            <draw:object draw:notify-on-update-of-ranges="Sheet1.B23:Sheet1.B38 Sheet1.D22:Sheet1.D22 Sheet1.D23:Sheet1.D38 Sheet1.E22:Sheet1.E22 Sheet1.E23:Sheet1.E38 Sheet1.G22:Sheet1.G22 Sheet1.G23:Sheet1.G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### medium Parallelis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87.73" calcext:value-type="float">
            <text:p>87.7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40.24" calcext:value-type="float">
            <text:p>40.2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34.65" calcext:value-type="float">
            <text:p>34.6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39.29" calcext:value-type="float">
            <text:p>39.2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35.02" calcext:value-type="float">
            <text:p>35.02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08" calcext:value-type="float">
            <text:p>1.08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33.47" calcext:value-type="float">
            <text:p>33.4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34.48" calcext:value-type="float">
            <text:p>34.4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08" calcext:value-type="float">
            <text:p>1.08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34.08" calcext:value-type="float">
            <text:p>34.0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32.79" calcext:value-type="float">
            <text:p>32.7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32.22" calcext:value-type="float">
            <text:p>32.2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07" calcext:value-type="float">
            <text:p>1.07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32.8" calcext:value-type="float">
            <text:p>32.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33.59" calcext:value-type="float">
            <text:p>33.5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32.9" calcext:value-type="float">
            <text:p>32.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04" calcext:value-type="float">
            <text:p>1.0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31.71" calcext:value-type="float">
            <text:p>31.7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08" calcext:value-type="float">
            <text:p>1.08</text:p>
          </table:table-cell>
          <table:table-cell office:value-type="float" office:value="1.19" calcext:value-type="float">
            <text:p>1.19</text:p>
          </table:table-cell>
          <table:table-cell office:value-type="float" office:value="1.13" calcext:value-type="float">
            <text:p>1.13</text:p>
          </table:table-cell>
          <table:table-cell office:value-type="float" office:value="29.62" calcext:value-type="float">
            <text:p>29.6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/[.C4]" office:value-type="float" office:value="1" calcext:value-type="float">
            <text:p>1</text:p>
          </table:table-cell>
          <table:table-cell table:formula="of:=[.D4]/[.C4]" office:value-type="float" office:value="1.04807692307692" calcext:value-type="float">
            <text:p>1.04807692307692</text:p>
          </table:table-cell>
          <table:table-cell table:formula="of:=[.E4]/[.C4]" office:value-type="float" office:value="1.04807692307692" calcext:value-type="float">
            <text:p>1.04807692307692</text:p>
          </table:table-cell>
          <table:table-cell table:formula="of:=[.F4]/[.C4]" office:value-type="float" office:value="1.43269230769231" calcext:value-type="float">
            <text:p>1.43269230769231</text:p>
          </table:table-cell>
          <table:table-cell table:formula="of:=[.G4]/[.C4]" office:value-type="float" office:value="1.44230769230769" calcext:value-type="float">
            <text:p>1.442307692307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/[.C5]" office:value-type="float" office:value="1" calcext:value-type="float">
            <text:p>1</text:p>
          </table:table-cell>
          <table:table-cell table:formula="of:=[.D5]/[.C5]" office:value-type="float" office:value="1.01869158878505" calcext:value-type="float">
            <text:p>1.01869158878505</text:p>
          </table:table-cell>
          <table:table-cell table:formula="of:=[.E5]/[.C5]" office:value-type="float" office:value="1.02803738317757" calcext:value-type="float">
            <text:p>1.02803738317757</text:p>
          </table:table-cell>
          <table:table-cell table:formula="of:=[.F5]/[.C5]" office:value-type="float" office:value="81.9906542056075" calcext:value-type="float">
            <text:p>81.9906542056075</text:p>
          </table:table-cell>
          <table:table-cell table:formula="of:=[.G5]/[.C5]" office:value-type="float" office:value="1.69158878504673" calcext:value-type="float">
            <text:p>1.691588785046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/[.C6]" office:value-type="float" office:value="1" calcext:value-type="float">
            <text:p>1</text:p>
          </table:table-cell>
          <table:table-cell table:formula="of:=[.D6]/[.C6]" office:value-type="float" office:value="0.657407407407407" calcext:value-type="float">
            <text:p>0.657407407407407</text:p>
          </table:table-cell>
          <table:table-cell table:formula="of:=[.E6]/[.C6]" office:value-type="float" office:value="0.657407407407407" calcext:value-type="float">
            <text:p>0.657407407407407</text:p>
          </table:table-cell>
          <table:table-cell table:formula="of:=[.F6]/[.C6]" office:value-type="float" office:value="37.2592592592593" calcext:value-type="float">
            <text:p>37.2592592592593</text:p>
          </table:table-cell>
          <table:table-cell table:formula="of:=[.G6]/[.C6]" office:value-type="float" office:value="1.18518518518519" calcext:value-type="float">
            <text:p>1.185185185185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7]/[.C7]" office:value-type="float" office:value="1" calcext:value-type="float">
            <text:p>1</text:p>
          </table:table-cell>
          <table:table-cell table:formula="of:=[.D7]/[.C7]" office:value-type="float" office:value="0.546296296296296" calcext:value-type="float">
            <text:p>0.546296296296296</text:p>
          </table:table-cell>
          <table:table-cell table:formula="of:=[.E7]/[.C7]" office:value-type="float" office:value="0.537037037037037" calcext:value-type="float">
            <text:p>0.537037037037037</text:p>
          </table:table-cell>
          <table:table-cell table:formula="of:=[.F7]/[.C7]" office:value-type="float" office:value="32.0833333333333" calcext:value-type="float">
            <text:p>32.0833333333333</text:p>
          </table:table-cell>
          <table:table-cell table:formula="of:=[.G7]/[.C7]" office:value-type="float" office:value="1.05555555555556" calcext:value-type="float">
            <text:p>1.055555555555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8]/[.C8]" office:value-type="float" office:value="1" calcext:value-type="float">
            <text:p>1</text:p>
          </table:table-cell>
          <table:table-cell table:formula="of:=[.D8]/[.C8]" office:value-type="float" office:value="0.495327102803738" calcext:value-type="float">
            <text:p>0.495327102803738</text:p>
          </table:table-cell>
          <table:table-cell table:formula="of:=[.E8]/[.C8]" office:value-type="float" office:value="0.532710280373832" calcext:value-type="float">
            <text:p>0.532710280373832</text:p>
          </table:table-cell>
          <table:table-cell table:formula="of:=[.F8]/[.C8]" office:value-type="float" office:value="36.7196261682243" calcext:value-type="float">
            <text:p>36.7196261682243</text:p>
          </table:table-cell>
          <table:table-cell table:formula="of:=[.G8]/[.C8]" office:value-type="float" office:value="0.88785046728972" calcext:value-type="float">
            <text:p>0.887850467289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9]/[.C9]" office:value-type="float" office:value="1" calcext:value-type="float">
            <text:p>1</text:p>
          </table:table-cell>
          <table:table-cell table:formula="of:=[.D9]/[.C9]" office:value-type="float" office:value="0.740740740740741" calcext:value-type="float">
            <text:p>0.740740740740741</text:p>
          </table:table-cell>
          <table:table-cell table:formula="of:=[.E9]/[.C9]" office:value-type="float" office:value="0.638888888888889" calcext:value-type="float">
            <text:p>0.638888888888889</text:p>
          </table:table-cell>
          <table:table-cell table:formula="of:=[.F9]/[.C9]" office:value-type="float" office:value="32.4259259259259" calcext:value-type="float">
            <text:p>32.4259259259259</text:p>
          </table:table-cell>
          <table:table-cell table:formula="of:=[.G9]/[.C9]" office:value-type="float" office:value="1.03703703703704" calcext:value-type="float">
            <text:p>1.0370370370370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0]/[.C10]" office:value-type="float" office:value="1" calcext:value-type="float">
            <text:p>1</text:p>
          </table:table-cell>
          <table:table-cell table:formula="of:=[.D10]/[.C10]" office:value-type="float" office:value="0.62037037037037" calcext:value-type="float">
            <text:p>0.62037037037037</text:p>
          </table:table-cell>
          <table:table-cell table:formula="of:=[.E10]/[.C10]" office:value-type="float" office:value="0.703703703703704" calcext:value-type="float">
            <text:p>0.703703703703704</text:p>
          </table:table-cell>
          <table:table-cell table:formula="of:=[.F10]/[.C10]" office:value-type="float" office:value="30.9907407407407" calcext:value-type="float">
            <text:p>30.9907407407407</text:p>
          </table:table-cell>
          <table:table-cell table:formula="of:=[.G10]/[.C10]" office:value-type="float" office:value="1.02777777777778" calcext:value-type="float">
            <text:p>1.0277777777777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1]/[.C11]" office:value-type="float" office:value="1" calcext:value-type="float">
            <text:p>1</text:p>
          </table:table-cell>
          <table:table-cell table:formula="of:=[.D11]/[.C11]" office:value-type="float" office:value="0.62962962962963" calcext:value-type="float">
            <text:p>0.62962962962963</text:p>
          </table:table-cell>
          <table:table-cell table:formula="of:=[.E11]/[.C11]" office:value-type="float" office:value="0.712962962962963" calcext:value-type="float">
            <text:p>0.712962962962963</text:p>
          </table:table-cell>
          <table:table-cell table:formula="of:=[.F11]/[.C11]" office:value-type="float" office:value="31.9259259259259" calcext:value-type="float">
            <text:p>31.9259259259259</text:p>
          </table:table-cell>
          <table:table-cell table:formula="of:=[.G11]/[.C11]" office:value-type="float" office:value="1.0462962962963" calcext:value-type="float">
            <text:p>1.04629629629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2]/[.C12]" office:value-type="float" office:value="1" calcext:value-type="float">
            <text:p>1</text:p>
          </table:table-cell>
          <table:table-cell table:formula="of:=[.D12]/[.C12]" office:value-type="float" office:value="0.611111111111111" calcext:value-type="float">
            <text:p>0.611111111111111</text:p>
          </table:table-cell>
          <table:table-cell table:formula="of:=[.E12]/[.C12]" office:value-type="float" office:value="0.574074074074074" calcext:value-type="float">
            <text:p>0.574074074074074</text:p>
          </table:table-cell>
          <table:table-cell table:formula="of:=[.F12]/[.C12]" office:value-type="float" office:value="31.5555555555556" calcext:value-type="float">
            <text:p>31.5555555555556</text:p>
          </table:table-cell>
          <table:table-cell table:formula="of:=[.G12]/[.C12]" office:value-type="float" office:value="1.05555555555556" calcext:value-type="float">
            <text:p>1.055555555555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D13]/[.C13]" office:value-type="float" office:value="0.666666666666667" calcext:value-type="float">
            <text:p>0.666666666666667</text:p>
          </table:table-cell>
          <table:table-cell table:formula="of:=[.E13]/[.C13]" office:value-type="float" office:value="0.611111111111111" calcext:value-type="float">
            <text:p>0.611111111111111</text:p>
          </table:table-cell>
          <table:table-cell table:formula="of:=[.F13]/[.C13]" office:value-type="float" office:value="30.3611111111111" calcext:value-type="float">
            <text:p>30.3611111111111</text:p>
          </table:table-cell>
          <table:table-cell table:formula="of:=[.G13]/[.C13]" office:value-type="float" office:value="1.05555555555556" calcext:value-type="float">
            <text:p>1.055555555555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4]/[.C14]" office:value-type="float" office:value="1" calcext:value-type="float">
            <text:p>1</text:p>
          </table:table-cell>
          <table:table-cell table:formula="of:=[.D14]/[.C14]" office:value-type="float" office:value="0.666666666666667" calcext:value-type="float">
            <text:p>0.666666666666667</text:p>
          </table:table-cell>
          <table:table-cell table:formula="of:=[.E14]/[.C14]" office:value-type="float" office:value="0.592592592592593" calcext:value-type="float">
            <text:p>0.592592592592593</text:p>
          </table:table-cell>
          <table:table-cell table:formula="of:=[.F14]/[.C14]" office:value-type="float" office:value="29.8333333333333" calcext:value-type="float">
            <text:p>29.8333333333333</text:p>
          </table:table-cell>
          <table:table-cell table:formula="of:=[.G14]/[.C14]" office:value-type="float" office:value="1.02777777777778" calcext:value-type="float">
            <text:p>1.027777777777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5]/[.C15]" office:value-type="float" office:value="1" calcext:value-type="float">
            <text:p>1</text:p>
          </table:table-cell>
          <table:table-cell table:formula="of:=[.D15]/[.C15]" office:value-type="float" office:value="0.719626168224299" calcext:value-type="float">
            <text:p>0.719626168224299</text:p>
          </table:table-cell>
          <table:table-cell table:formula="of:=[.E15]/[.C15]" office:value-type="float" office:value="0.635514018691589" calcext:value-type="float">
            <text:p>0.635514018691589</text:p>
          </table:table-cell>
          <table:table-cell table:formula="of:=[.F15]/[.C15]" office:value-type="float" office:value="30.6542056074766" calcext:value-type="float">
            <text:p>30.6542056074766</text:p>
          </table:table-cell>
          <table:table-cell table:formula="of:=[.G15]/[.C15]" office:value-type="float" office:value="1.08411214953271" calcext:value-type="float">
            <text:p>1.084112149532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D16]/[.C16]" office:value-type="float" office:value="0.754716981132076" calcext:value-type="float">
            <text:p>0.754716981132076</text:p>
          </table:table-cell>
          <table:table-cell table:formula="of:=[.E16]/[.C16]" office:value-type="float" office:value="0.707547169811321" calcext:value-type="float">
            <text:p>0.707547169811321</text:p>
          </table:table-cell>
          <table:table-cell table:formula="of:=[.F16]/[.C16]" office:value-type="float" office:value="31.688679245283" calcext:value-type="float">
            <text:p>31.688679245283</text:p>
          </table:table-cell>
          <table:table-cell table:formula="of:=[.G16]/[.C16]" office:value-type="float" office:value="1.12264150943396" calcext:value-type="float">
            <text:p>1.1226415094339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D17]/[.C17]" office:value-type="float" office:value="0.888888888888889" calcext:value-type="float">
            <text:p>0.888888888888889</text:p>
          </table:table-cell>
          <table:table-cell table:formula="of:=[.E17]/[.C17]" office:value-type="float" office:value="0.759259259259259" calcext:value-type="float">
            <text:p>0.759259259259259</text:p>
          </table:table-cell>
          <table:table-cell table:formula="of:=[.F17]/[.C17]" office:value-type="float" office:value="30.462962962963" calcext:value-type="float">
            <text:p>30.462962962963</text:p>
          </table:table-cell>
          <table:table-cell table:formula="of:=[.G17]/[.C17]" office:value-type="float" office:value="1.15740740740741" calcext:value-type="float">
            <text:p>1.157407407407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C18]" office:value-type="float" office:value="0.875" calcext:value-type="float">
            <text:p>0.875</text:p>
          </table:table-cell>
          <table:table-cell table:formula="of:=[.E18]/[.C18]" office:value-type="float" office:value="0.826923076923077" calcext:value-type="float">
            <text:p>0.826923076923077</text:p>
          </table:table-cell>
          <table:table-cell table:formula="of:=[.F18]/[.C18]" office:value-type="float" office:value="30.4903846153846" calcext:value-type="float">
            <text:p>30.4903846153846</text:p>
          </table:table-cell>
          <table:table-cell table:formula="of:=[.G18]/[.C18]"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19]/[.C19]" office:value-type="float" office:value="1" calcext:value-type="float">
            <text:p>1</text:p>
          </table:table-cell>
          <table:table-cell table:formula="of:=[.D19]/[.C19]" office:value-type="float" office:value="1.10185185185185" calcext:value-type="float">
            <text:p>1.10185185185185</text:p>
          </table:table-cell>
          <table:table-cell table:formula="of:=[.E19]/[.C19]" office:value-type="float" office:value="1.0462962962963" calcext:value-type="float">
            <text:p>1.0462962962963</text:p>
          </table:table-cell>
          <table:table-cell table:formula="of:=[.F19]/[.C19]" office:value-type="float" office:value="27.4259259259259" calcext:value-type="float">
            <text:p>27.4259259259259</text:p>
          </table:table-cell>
          <table:table-cell table:formula="of:=[.G19]/[.C19]" office:value-type="float" office:value="1.24074074074074" calcext:value-type="float">
            <text:p>1.24074074074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3:03:53.39544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35:15.695879659</meta:creation-date>
    <meta:generator>LibreOffice/6.0.3.2$Linux_X86_64 LibreOffice_project/00m0$Build-2</meta:generator>
    <dc:date>2018-06-30T13:03:59.152261960</dc:date>
    <meta:editing-duration>PT13M3S</meta:editing-duration>
    <meta:editing-cycles>3</meta:editing-cycles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5cm" svg:height="11.397cm" xlink:href=".." xlink:type="simple" chart:class="chart:bar" chart:style-name="ch1">
        <chart:title svg:x="4.669cm" svg:y="0.492cm" chart:style-name="ch2">
          <text:p>Benchmarks in Julia mit verschiedenen Verfahren</text:p>
        </chart:title>
        <chart:subtitle svg:x="6.596cm" svg:y="1.29cm" chart:style-name="ch3">
          <text:p>berechnet lokal auf einem HP Omen</text:p>
        </chart:subtitle>
        <chart:legend chart:legend-position="end" svg:x="15.461cm" svg:y="5.019cm" style:legend-expansion="high" chart:style-name="ch4"/>
        <chart:plot-area chart:style-name="ch5" table:cell-range-address="Sheet1.B23:Sheet1.B38 Sheet1.D22:Sheet1.E38 Sheet1.G22:Sheet1.G38" chart:data-source-has-labels="both" svg:x="1.35cm" svg:y="2.12cm" svg:width="13.72cm" svg:height="8.121cm">
          <chartooo:coordinate-region svg:x="2.077cm" svg:y="2.281cm" svg:width="12.993cm" svg:height="7.392cm"/>
          <chart:axis chart:dimension="x" chart:name="primary-x" chart:style-name="ch6" chartooo:axis-type="auto">
            <chartooo:date-scale/>
            <chart:title svg:x="6.698cm" svg:y="10.468cm" chart:style-name="ch7">
              <text:p>Anzahl Prozessoren</text:p>
            </chart:title>
            <chart:categories table:cell-range-address="Sheet1.B23:Sheet1.B38"/>
          </chart:axis>
          <chart:axis chart:dimension="y" chart:name="primary-y" chart:style-name="ch8">
            <chart:title svg:x="0.451cm" svg:y="10.18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D23:Sheet1.D38" chart:label-cell-address="Sheet1.D22:Sheet1.D22" chart:class="chart:bar">
            <chart:data-point chart:repeated="16"/>
          </chart:series>
          <chart:series chart:style-name="ch12" chart:values-cell-range-address="Sheet1.E23:Sheet1.E38" chart:label-cell-address="Sheet1.E22:Sheet1.E22" chart:class="chart:bar">
            <chart:data-point chart:repeated="16"/>
          </chart:series>
          <chart:series chart:style-name="ch13" chart:values-cell-range-address="Sheet1.G23:Sheet1.G38" chart:label-cell-address="Sheet1.G22:Sheet1.G2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D22:Sheet1.D22</svg:desc>
                </draw:g>
              </table:table-cell>
              <table:table-cell office:value-type="string">
                <text:p>@parallel (+)</text:p>
                <draw:g>
                  <svg:desc>Sheet1.E22:Sheet1.E22</svg:desc>
                </draw:g>
              </table:table-cell>
              <table:table-cell office:value-type="string">
                <text:p>Pmap() mit Batchsize</text:p>
                <draw:g>
                  <svg:desc>Sheet1.G22:Sheet1.G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3:Sheet1.B38</svg:desc>
                </draw:g>
              </table:table-cell>
              <table:table-cell office:value-type="float" office:value="1.04807692307692">
                <text:p>1.04807692307692</text:p>
                <draw:g>
                  <svg:desc>Sheet1.D23:Sheet1.D38</svg:desc>
                </draw:g>
              </table:table-cell>
              <table:table-cell office:value-type="float" office:value="1.04807692307692">
                <text:p>1.04807692307692</text:p>
                <draw:g>
                  <svg:desc>Sheet1.E23:Sheet1.E38</svg:desc>
                </draw:g>
              </table:table-cell>
              <table:table-cell office:value-type="float" office:value="1.44230769230769">
                <text:p>1.44230769230769</text:p>
                <draw:g>
                  <svg:desc>Sheet1.G23:Sheet1.G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1.02803738317757">
                <text:p>1.02803738317757</text:p>
              </table:table-cell>
              <table:table-cell office:value-type="float" office:value="1.69158878504673">
                <text:p>1.691588785046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7407407407407">
                <text:p>0.657407407407407</text:p>
              </table:table-cell>
              <table:table-cell office:value-type="float" office:value="0.657407407407407">
                <text:p>0.657407407407407</text:p>
              </table:table-cell>
              <table:table-cell office:value-type="float" office:value="1.18518518518519">
                <text:p>1.185185185185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6296296296296">
                <text:p>0.546296296296296</text:p>
              </table:table-cell>
              <table:table-cell office:value-type="float" office:value="0.537037037037037">
                <text:p>0.537037037037037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95327102803738">
                <text:p>0.495327102803738</text:p>
              </table:table-cell>
              <table:table-cell office:value-type="float" office:value="0.532710280373832">
                <text:p>0.532710280373832</text:p>
              </table:table-cell>
              <table:table-cell office:value-type="float" office:value="0.88785046728972">
                <text:p>0.887850467289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1.03703703703704">
                <text:p>1.037037037037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037037037037">
                <text:p>0.62037037037037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.02777777777778">
                <text:p>1.0277777777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712962962962963">
                <text:p>0.712962962962963</text:p>
              </table:table-cell>
              <table:table-cell office:value-type="float" office:value="1.0462962962963">
                <text:p>1.046296296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74074074074074">
                <text:p>0.574074074074074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.02777777777778">
                <text:p>1.02777777777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19626168224299">
                <text:p>0.719626168224299</text:p>
              </table:table-cell>
              <table:table-cell office:value-type="float" office:value="0.635514018691589">
                <text:p>0.635514018691589</text:p>
              </table:table-cell>
              <table:table-cell office:value-type="float" office:value="1.08411214953271">
                <text:p>1.084112149532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707547169811321">
                <text:p>0.707547169811321</text:p>
              </table:table-cell>
              <table:table-cell office:value-type="float" office:value="1.12264150943396">
                <text:p>1.122641509433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759259259259259">
                <text:p>0.759259259259259</text:p>
              </table:table-cell>
              <table:table-cell office:value-type="float" office:value="1.15740740740741">
                <text:p>1.157407407407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5">
                <text:p>0.875</text:p>
              </table:table-cell>
              <table:table-cell office:value-type="float" office:value="0.826923076923077">
                <text:p>0.82692307692307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0185185185185">
                <text:p>1.10185185185185</text:p>
              </table:table-cell>
              <table:table-cell office:value-type="float" office:value="1.0462962962963">
                <text:p>1.0462962962963</text:p>
              </table:table-cell>
              <table:table-cell office:value-type="float" office:value="1.24074074074074">
                <text:p>1.2407407407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